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3pt"/>
    </style:style>
    <style:style style:name="ro1" style:family="table-row">
      <style:table-row-properties style:row-height="36.54pt" fo:break-before="auto" style:use-optimal-row-height="true"/>
    </style:style>
    <style:style style:name="ro2" style:family="table-row">
      <style:table-row-properties style:row-height="14.9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rotation-angle="90" style:vertical-align="middle" loext:vertical-justify="auto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pt"/>
      <style:map style:condition="cell-content()=1" style:apply-style-name="Default" style:base-cell-address="Sheet1.B2"/>
      <style:map style:condition="cell-content()=0.5" style:apply-style-name="red2" style:base-cell-address="Sheet1.B2"/>
      <style:map style:condition="cell-content()=0" style:apply-style-name="black" style:base-cell-address="Sheet1.B2"/>
      <style:map style:condition="cell-content()=2" style:apply-style-name="green" style:base-cell-address="Sheet1.B2"/>
    </style:style>
    <style:style style:name="ce4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pt"/>
      <style:map style:condition="cell-content()=1" style:apply-style-name="Default" style:base-cell-address="Sheet1.B2"/>
      <style:map style:condition="cell-content()=0.5" style:apply-style-name="red2" style:base-cell-address="Sheet1.B2"/>
      <style:map style:condition="cell-content()=0" style:apply-style-name="black" style:base-cell-address="Sheet1.B2"/>
      <style:map style:condition="cell-content()=2" style:apply-style-name="green" style:base-cell-address="Sheet1.B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1" table:number-columns-repeated="1005" table:default-cell-style-name="ce1"/>
        <table:table-row table:style-name="ro1">
          <table:table-cell office:value-type="string" calcext:value-type="string">
            <text:p>Attacking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Grass</text:p>
          </table:table-cell>
          <table:table-cell table:style-name="ce2" office:value-type="string" calcext:value-type="string">
            <text:p>Ice</text:p>
          </table:table-cell>
          <table:table-cell table:style-name="ce2" office:value-type="string" calcext:value-type="string">
            <text:p>Fighting</text:p>
          </table:table-cell>
          <table:table-cell table:style-name="ce2" office:value-type="string" calcext:value-type="string">
            <text:p>Poison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Flying</text:p>
          </table:table-cell>
          <table:table-cell table:style-name="ce2" office:value-type="string" calcext:value-type="string">
            <text:p>Psychic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Rock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Dark</text:p>
          </table:table-cell>
          <table:table-cell table:style-name="ce2" office:value-type="string" calcext:value-type="string">
            <text:p>Steel</text:p>
          </table:table-cell>
          <table:table-cell table:style-name="ce2" office:value-type="string" calcext:value-type="string">
            <text:p>Fairy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ormal</text:p>
          </table:table-cell>
          <table:table-cell table:number-columns-repeated="12"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r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Wat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lectric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ras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c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ghti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oison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rou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lying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sychic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u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c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host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ragon</text:p>
          </table:table-cell>
          <table:table-cell table:number-columns-repeated="1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ark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tee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ir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5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B9:Sheet1.S19 Sheet1.B2:Sheet1.S7">
            <calcext:condition calcext:apply-style-name="Default" calcext:value="=1" calcext:base-cell-address="Sheet1.B2"/>
            <calcext:condition calcext:apply-style-name="red2" calcext:value="=0.5" calcext:base-cell-address="Sheet1.B2"/>
            <calcext:condition calcext:apply-style-name="black" calcext:value="=0" calcext:base-cell-address="Sheet1.B2"/>
            <calcext:condition calcext:apply-style-name="green" calcext:value="=2" calcext:base-cell-address="Sheet1.B2"/>
          </calcext:conditional-format>
          <calcext:conditional-format calcext:target-range-address="Sheet1.B8:Sheet1.S8">
            <calcext:condition calcext:apply-style-name="Default" calcext:value="=1" calcext:base-cell-address="Sheet1.B8"/>
            <calcext:condition calcext:apply-style-name="red2" calcext:value="=0.5" calcext:base-cell-address="Sheet1.B8"/>
            <calcext:condition calcext:apply-style-name="black" calcext:value="=0" calcext:base-cell-address="Sheet1.B8"/>
            <calcext:condition calcext:apply-style-name="green" calcext:value="=2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Untitled1" style:family="table-cell" style:parent-style-name="Default"/>
    <style:style style:name="red" style:family="table-cell" style:parent-style-name="Default">
      <style:table-cell-properties fo:background-color="#ff0000"/>
    </style:style>
    <style:style style:name="black" style:family="table-cell" style:parent-style-name="Default">
      <style:table-cell-properties fo:background-color="#000000" loext:vertical-justify="auto"/>
      <style:paragraph-properties css3t:text-justify="auto"/>
      <style:text-properties fo:color="#ffffff"/>
    </style:style>
    <style:style style:name="green" style:family="table-cell" style:parent-style-name="Default">
      <style:table-cell-properties fo:background-color="#66ff66" loext:vertical-justify="auto"/>
      <style:paragraph-properties css3t:text-justify="auto"/>
    </style:style>
    <style:style style:name="red2" style:family="table-cell" style:parent-style-name="Default">
      <style:table-cell-properties fo:background-color="#ff6666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ni Nation</meta:initial-creator>
    <meta:creation-date>2016-07-10T09:19:28.004591979</meta:creation-date>
    <dc:date>2016-07-10T10:01:05.153758798</dc:date>
    <dc:creator>Zoni Nation</dc:creator>
    <meta:editing-duration>PT26M25S</meta:editing-duration>
    <meta:editing-cycles>4</meta:editing-cycles>
    <meta:generator>LibreOffice/5.0.3.2$Linux_X86_64 LibreOffice_project/00m0$Build-2</meta:generator>
    <meta:document-statistic meta:table-count="1" meta:cell-count="361" meta:object-count="0"/>
  </office:meta>
</office:document-meta>
</file>